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39H58M00S" calcext:value-type="time">
            <text:p>39:5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table:number-columns-repeated="2"/>
          <table:table-cell table:formula="of:=[.C34]-[.B34]" office:value-type="time" office:time-value="-PT18H35M00S" calcext:value-type="time">
            <text:p>-18:35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5]-[.B3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8:33:18.7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4T18:34:05.374000000</dc:date>
    <meta:editing-duration>P4DT10H30M45S</meta:editing-duration>
    <meta:editing-cycles>71</meta:editing-cycles>
    <meta:generator>LibreOffice/7.2.5.2$Windows_X86_64 LibreOffice_project/499f9727c189e6ef3471021d6132d4c694f357e5</meta:generator>
    <meta:document-statistic meta:table-count="1" meta:cell-count="170" meta:object-count="0"/>
  </office:meta>
</office:document-meta>
</file>